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687cm"/>
    </style:style>
    <style:style style:name="gr1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11pt" style:font-size-asian="11pt" style:font-size-complex="11pt"/>
    </style:style>
    <style:style style:name="P10" style:family="paragraph">
      <style:text-properties fo:font-size="10.5pt" style:font-size-asian="10.5pt" style:font-size-complex="10.5pt"/>
    </style:style>
    <style:style style:name="P11" style:family="paragraph">
      <style:text-properties fo:font-size="9pt" style:font-size-asian="9pt" style:font-size-complex="9pt"/>
    </style:style>
    <style:style style:name="P12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05cm" svg:height="0.925cm" draw:transform="skewX (0.0010471975511966) rotate (1.58737695468884) translate (0.99cm 13.162cm)">
          <text:p text:style-name="P1"><text:span text:style-name="T1">0|0</text:span></text:p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67cm" svg:height="1.768cm" svg:x="3.048cm" svg:y="5.567cm">
          <text:p text:style-name="P1"><text:span text:style-name="T1">20|22</text:span></text:p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67cm" svg:height="1.767cm" svg:x="3.048cm" svg:y="15.502cm">
          <text:p text:style-name="P1"><text:span text:style-name="T1">20|80</text:span></text:p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67cm" svg:height="1.766cm" svg:x="3.048cm" svg:y="10.267cm">
          <text:p text:style-name="P1"><text:span text:style-name="T1">20|20</text:span></text:p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.263cm" svg:height="1.262cm" svg:x="6.075cm" svg:y="5.821cm">
          <text:p text:style-name="P3"><text:span text:style-name="T2">49|51</text:span></text:p>
          <text:p text:style-name="P3"><text:span text:style-name="T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1.425cm" svg:height="1.261cm" svg:x="6.475cm" svg:y="17.239cm">
          <text:p text:style-name="P1"><text:span text:style-name="T3">50|100</text:span></text:p>
          <text:p text:style-name="P1"><text:span text:style-name="T3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.263cm" svg:height="1.263cm" svg:x="6.075cm" svg:y="10.519cm">
          <text:p text:style-name="P3"><text:span text:style-name="T2">50|50</text:span></text:p>
          <text:p text:style-name="P3"><text:span text:style-name="T2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66cm" svg:height="1.767cm" svg:x="8.934cm" svg:y="1.133cm">
          <text:p text:style-name="P1"><text:span text:style-name="T1">69|71</text:span></text:p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1.262cm" svg:height="1.262cm" svg:x="11.957cm" svg:y="2.751cm">
          <text:p text:style-name="P5"><text:span text:style-name="T4">99|101</text:span></text:p>
          <text:p text:style-name="P5"><text:span text:style-name="T4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66cm" svg:height="1.768cm" svg:x="8.929cm" svg:y="4.854cm">
          <text:p text:style-name="P1"><text:span text:style-name="T1">69|72</text:span></text:p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1.262cm" svg:height="1.261cm" svg:x="11.957cm" svg:y="5.108cm">
          <text:p text:style-name="P5"><text:span text:style-name="T4">98|101</text:span></text:p>
          <text:p text:style-name="P5"><text:span text:style-name="T4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66cm" svg:height="1.767cm" svg:x="8.934cm" svg:y="7.3cm">
          <text:p text:style-name="P1"><text:span text:style-name="T1">70|70</text:span></text:p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1.262cm" svg:height="1.26cm" svg:x="11.957cm" svg:y="8.13cm">
          <text:p text:style-name="P5"><text:span text:style-name="T4">100|100</text:span></text:p>
          <text:p text:style-name="P5"><text:span text:style-name="T4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66cm" svg:height="1.765cm" svg:x="8.929cm" svg:y="10.232cm">
          <text:p text:style-name="P1"><text:span text:style-name="T1">70|73</text:span></text:p>
          <text:p text:style-name="P1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1.262cm" svg:height="1.262cm" svg:x="11.957cm" svg:y="10.484cm">
          <text:p text:style-name="P5"><text:span text:style-name="T4">97|100</text:span></text:p>
          <text:p text:style-name="P5"><text:span text:style-name="T4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66cm" svg:height="1.768cm" svg:x="8.925cm" svg:y="12.82cm">
          <text:p text:style-name="P1"><text:span text:style-name="T1">70|71</text:span></text:p>
          <text:p text:style-name="P1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1.262cm" svg:height="1.261cm" svg:x="11.953cm" svg:y="13.075cm">
          <text:p text:style-name="P5"><text:span text:style-name="T4">100|101</text:span></text:p>
          <text:p text:style-name="P5"><text:span text:style-name="T4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887cm" svg:height="1.887cm" svg:x="14.951cm" svg:y="3.758cm">
          <text:p text:style-name="P1"><text:span text:style-name="T5">UI-F/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.887cm" svg:height="1.887cm" svg:x="14.951cm" svg:y="3.759cm">
          <text:p text:style-name="P1"><text:span text:style-name="T2">116|118</text:span></text:p>
          <text:p text:style-name="P1"><text:span text:style-name="T2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.765cm" svg:height="1.768cm" svg:x="15.012cm" svg:y="7.846cm">
          <text:p text:style-name="P1"><text:span text:style-name="T2">118|118</text:span></text:p>
          <text:p text:style-name="P1"><text:span text:style-name="T2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1.765cm" svg:height="1.767cm" svg:x="15.012cm" svg:y="10.201cm">
          <text:p text:style-name="P1"><text:span text:style-name="T3">115|118</text:span></text:p>
          <text:p text:style-name="P1"><text:span text:style-name="T3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1.767cm" svg:height="1.768cm" svg:x="15.012cm" svg:y="12.791cm">
          <text:p text:style-name="P1"><text:span text:style-name="T3">117|118</text:span></text:p>
          <text:p text:style-name="P1"><text:span text:style-name="T3">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1.887cm" svg:height="1.887cm" svg:x="14.913cm" svg:y="15.713cm">
          <text:p text:style-name="P1"><text:span text:style-name="T3">68|118</text:span></text:p>
          <text:p text:style-name="P1"><text:span text:style-name="T3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3.19cm" svg:height="3.19cm" svg:x="19.057cm" svg:y="5.91cm">
          <text:p text:style-name="P1"><text:span text:style-name="T2">132|132</text:span></text:p>
          <text:p text:style-name="P1"><text:span text:style-name="T2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3.19cm" svg:height="3.19cm" svg:x="24.21cm" svg:y="5.868cm">
          <text:p text:style-name="P1"><text:span text:style-name="T6">142|142</text:span></text:p>
          <text:p text:style-name="P1"><text:span text:style-name="T6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19cm" svg:height="3.19cm" svg:x="19cm" svg:y="11.242cm">
          <text:p text:style-name="P1"><text:span text:style-name="T6">156|156</text:span></text:p>
          <text:p text:style-name="P1"><text:span text:style-name="T6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3.19cm" svg:height="3.19cm" svg:x="24.153cm" svg:y="11.2cm">
          <text:p text:style-name="P1"><text:span text:style-name="T6">166|166</text:span></text:p>
          <text:p text:style-name="P1"><text:span text:style-name="T6">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3.19cm" svg:height="3.19cm" svg:x="28.7cm" svg:y="8.61cm">
          <text:p text:style-name="P1"><text:span text:style-name="T6">176|176</text:span></text:p>
          <text:p text:style-name="P1"><text:span text:style-name="T6">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3cm" svg:y1="8.8cm" svg:x2="3cm" svg:y2="6.8cm">
          <text:p/>
        </draw:line>
        <draw:line draw:style-name="gr2" draw:text-style-name="P1" draw:layer="layout" svg:x1="2cm" svg:y1="11.2cm" svg:x2="3.1cm" svg:y2="11.2cm">
          <text:p/>
        </draw:line>
        <draw:line draw:style-name="gr2" draw:text-style-name="P1" draw:layer="layout" svg:x1="1.6cm" svg:y1="13.5cm" svg:x2="2.9cm" svg:y2="16.3cm">
          <text:p/>
        </draw:line>
        <draw:line draw:style-name="gr2" draw:text-style-name="P1" draw:layer="layout" svg:x1="5cm" svg:y1="6.6cm" svg:x2="5.9cm" svg:y2="6.6cm">
          <text:p/>
        </draw:line>
        <draw:line draw:style-name="gr2" draw:text-style-name="P1" draw:layer="layout" svg:x1="5.1cm" svg:y1="11.2cm" svg:x2="6cm" svg:y2="11.2cm">
          <text:p/>
        </draw:line>
        <draw:line draw:style-name="gr2" draw:text-style-name="P1" draw:layer="layout" svg:x1="5cm" svg:y1="16.4cm" svg:x2="6.6cm" svg:y2="17.5cm">
          <text:p/>
        </draw:line>
        <draw:line draw:style-name="gr2" draw:text-style-name="P1" draw:layer="layout" svg:x1="7.3cm" svg:y1="6.2cm" svg:x2="8.9cm" svg:y2="1.9cm">
          <text:p/>
        </draw:line>
        <draw:line draw:style-name="gr2" draw:text-style-name="P1" draw:layer="layout" svg:x1="7.4cm" svg:y1="6.6cm" svg:x2="8.8cm" svg:y2="5.9cm">
          <text:p/>
        </draw:line>
        <draw:line draw:style-name="gr2" draw:text-style-name="P1" draw:layer="layout" svg:x1="7.2cm" svg:y1="10.6cm" svg:x2="8.9cm" svg:y2="8.1cm">
          <text:p/>
        </draw:line>
        <draw:line draw:style-name="gr2" draw:text-style-name="P1" draw:layer="layout" svg:x1="7.5cm" svg:y1="11.2cm" svg:x2="8.7cm" svg:y2="11.2cm">
          <text:p/>
        </draw:line>
        <draw:line draw:style-name="gr2" draw:text-style-name="P1" draw:layer="layout" svg:x1="7.2cm" svg:y1="11.8cm" svg:x2="8.8cm" svg:y2="13.6cm">
          <text:p/>
        </draw:line>
        <draw:line draw:style-name="gr2" draw:text-style-name="P1" draw:layer="layout" svg:x1="9.1cm" svg:y1="15.5cm" svg:x2="14.8cm" svg:y2="16.5cm">
          <text:p/>
        </draw:line>
        <draw:line draw:style-name="gr2" draw:text-style-name="P1" draw:layer="layout" svg:x1="7.8cm" svg:y1="17.7cm" svg:x2="15cm" svg:y2="17.1cm">
          <text:p/>
        </draw:line>
        <draw:line draw:style-name="gr2" draw:text-style-name="P1" draw:layer="layout" svg:x1="10.6cm" svg:y1="2.5cm" svg:x2="11.9cm" svg:y2="3.4cm">
          <text:p/>
        </draw:line>
        <draw:line draw:style-name="gr2" draw:text-style-name="P1" draw:layer="layout" svg:x1="10.9cm" svg:y1="5.8cm" svg:x2="11.9cm" svg:y2="5.8cm">
          <text:p/>
        </draw:line>
        <draw:line draw:style-name="gr2" draw:text-style-name="P1" draw:layer="layout" svg:x1="10.9cm" svg:y1="8.7cm" svg:x2="11.9cm" svg:y2="8.7cm">
          <text:p/>
        </draw:line>
        <draw:line draw:style-name="gr2" draw:text-style-name="P1" draw:layer="layout" svg:x1="10.9cm" svg:y1="11.1cm" svg:x2="11.9cm" svg:y2="11.1cm">
          <text:p/>
        </draw:line>
        <draw:line draw:style-name="gr2" draw:text-style-name="P1" draw:layer="layout" svg:x1="10.9cm" svg:y1="13.8cm" svg:x2="11.9cm" svg:y2="13.8cm">
          <text:p/>
        </draw:line>
        <draw:line draw:style-name="gr2" draw:text-style-name="P1" draw:layer="layout" svg:x1="13.5cm" svg:y1="3.4cm" svg:x2="15cm" svg:y2="4cm">
          <text:p/>
        </draw:line>
        <draw:line draw:style-name="gr2" draw:text-style-name="P1" draw:layer="layout" svg:x1="13.4cm" svg:y1="5.9cm" svg:x2="15cm" svg:y2="5.2cm">
          <text:p/>
        </draw:line>
        <draw:line draw:style-name="gr2" draw:text-style-name="P1" draw:layer="layout" svg:x1="13.6cm" svg:y1="8.8cm" svg:x2="14.9cm" svg:y2="8.8cm">
          <text:p/>
        </draw:line>
        <draw:line draw:style-name="gr2" draw:text-style-name="P1" draw:layer="layout" svg:x1="13.5cm" svg:y1="11.1cm" svg:x2="14.8cm" svg:y2="11.1cm">
          <text:p/>
        </draw:line>
        <draw:line draw:style-name="gr2" draw:text-style-name="P1" draw:layer="layout" svg:x1="13.5cm" svg:y1="13.7cm" svg:x2="14.8cm" svg:y2="13.7cm">
          <text:p/>
        </draw:line>
        <draw:line draw:style-name="gr3" draw:text-style-name="P1" draw:layer="layout" svg:x1="16.8cm" svg:y1="16.5cm" svg:x2="17.8cm" svg:y2="16.4cm">
          <text:p/>
        </draw:line>
        <draw:line draw:style-name="gr2" draw:text-style-name="P1" draw:layer="layout" svg:x1="17.8cm" svg:y1="16.5cm" svg:x2="19.3cm" svg:y2="8.4cm">
          <text:p/>
        </draw:line>
        <draw:line draw:style-name="gr2" draw:text-style-name="P1" draw:layer="layout" svg:x1="17.1cm" svg:y1="13.2cm" svg:x2="19.2cm" svg:y2="7.5cm">
          <text:p/>
        </draw:line>
        <draw:line draw:style-name="gr2" draw:text-style-name="P1" draw:layer="layout" svg:x1="17cm" svg:y1="10.9cm" svg:x2="19cm" svg:y2="7.3cm">
          <text:p/>
        </draw:line>
        <draw:frame draw:style-name="gr4" draw:text-style-name="P8" draw:layer="layout" svg:width="1.9cm" svg:height="1.685cm" svg:x="1cm" svg:y="6cm">
          <draw:text-box>
            <text:p><text:span text:style-name="T1">TC-B &amp;AT-B (20)</text:span></text:p>
          </draw:text-box>
        </draw:frame>
        <draw:frame draw:style-name="gr4" draw:text-style-name="P8" draw:layer="layout" svg:width="1.9cm" svg:height="1.685cm" svg:x="1.9cm" svg:y="9.3cm">
          <draw:text-box>
            <text:p><text:span text:style-name="T1">TC-A &amp;AT-A (20)</text:span></text:p>
          </draw:text-box>
        </draw:frame>
        <draw:frame draw:style-name="gr5" draw:text-style-name="P8" draw:layer="layout" svg:width="1.7cm" svg:height="1.685cm" svg:x="6.7cm" svg:y="2cm">
          <draw:text-box>
            <text:p><text:span text:style-name="T1">TC-F &amp;AT-F (20)</text:span></text:p>
          </draw:text-box>
        </draw:frame>
        <draw:frame draw:style-name="gr6" draw:text-style-name="P8" draw:layer="layout" svg:width="1.9cm" svg:height="1.785cm" svg:x="7.7cm" svg:y="4.4cm">
          <draw:text-box>
            <text:p><text:span text:style-name="T1">TC-G &amp;AT-G (20)</text:span></text:p>
          </draw:text-box>
        </draw:frame>
        <draw:frame draw:style-name="gr7" draw:text-style-name="P8" draw:layer="layout" svg:width="1.7cm" svg:height="1.685cm" svg:x="6.8cm" svg:y="7.515cm">
          <draw:text-box>
            <text:p><text:span text:style-name="T1">TC-H &amp;AT-H (20)</text:span></text:p>
          </draw:text-box>
        </draw:frame>
        <draw:frame draw:style-name="gr5" draw:text-style-name="P8" draw:layer="layout" svg:width="2cm" svg:height="1.685cm" svg:x="7.7cm" svg:y="9.415cm">
          <draw:text-box>
            <text:p><text:span text:style-name="T1">TC-D &amp;AT-D (20)</text:span></text:p>
          </draw:text-box>
        </draw:frame>
        <draw:frame draw:style-name="gr8" draw:text-style-name="P8" draw:layer="layout" svg:width="1.859cm" svg:height="1.685cm" svg:x="7.841cm" svg:y="11.4cm">
          <draw:text-box>
            <text:p><text:span text:style-name="T1">TC-E &amp;AT-E (20)</text:span></text:p>
          </draw:text-box>
        </draw:frame>
        <draw:frame draw:style-name="gr5" draw:text-style-name="P8" draw:layer="layout" svg:width="2cm" svg:height="1.685cm" svg:x="0.9cm" svg:y="15.3cm">
          <draw:text-box>
            <text:p><text:span text:style-name="T1">TC-C &amp;AT-C (20)</text:span></text:p>
          </draw:text-box>
        </draw:frame>
        <draw:frame draw:style-name="gr9" draw:text-style-name="P9" draw:layer="layout" svg:width="2.3cm" svg:height="0.729cm" svg:x="4.4cm" svg:y="5.571cm">
          <draw:text-box>
            <text:p text:style-name="P9"><text:span text:style-name="T3">Co-B (29)</text:span></text:p>
          </draw:text-box>
        </draw:frame>
        <draw:frame draw:style-name="gr9" draw:text-style-name="P10" draw:layer="layout" svg:width="2.102cm" svg:height="0.729cm" svg:x="4.424cm" svg:y="10.259cm">
          <draw:text-box>
            <text:p text:style-name="P10"><text:span text:style-name="T2">Co-B (30)</text:span></text:p>
          </draw:text-box>
        </draw:frame>
        <draw:frame draw:style-name="gr10" draw:text-style-name="P8" draw:layer="layout" svg:width="2.386cm" svg:height="0.729cm" svg:x="10.435cm" svg:y="4.671cm">
          <draw:text-box>
            <text:p><text:span text:style-name="T1">Co-G (29)</text:span></text:p>
          </draw:text-box>
        </draw:frame>
        <draw:frame draw:style-name="gr10" draw:text-style-name="P8" draw:layer="layout" svg:width="2.314cm" svg:height="0.729cm" svg:x="10.735cm" svg:y="1.871cm">
          <draw:text-box>
            <text:p><text:span text:style-name="T1">Co-F (30)</text:span></text:p>
          </draw:text-box>
        </draw:frame>
        <draw:frame draw:style-name="gr10" draw:text-style-name="P8" draw:layer="layout" svg:width="2.36cm" svg:height="0.729cm" svg:x="10.535cm" svg:y="7.571cm">
          <draw:text-box>
            <text:p><text:span text:style-name="T1">Co-H (30)</text:span></text:p>
          </draw:text-box>
        </draw:frame>
        <draw:frame draw:style-name="gr9" draw:text-style-name="P10" draw:layer="layout" svg:width="2.123cm" svg:height="0.729cm" svg:x="10.535cm" svg:y="10.071cm">
          <draw:text-box>
            <text:p text:style-name="P10"><text:span text:style-name="T2">Co-D (27)</text:span></text:p>
          </draw:text-box>
        </draw:frame>
        <draw:frame draw:style-name="gr10" draw:text-style-name="P8" draw:layer="layout" svg:width="2.339cm" svg:height="0.729cm" svg:x="10.5cm" svg:y="12.5cm">
          <draw:text-box>
            <text:p><text:span text:style-name="T1">Co-E (30)</text:span></text:p>
          </draw:text-box>
        </draw:frame>
        <draw:frame draw:style-name="gr10" draw:text-style-name="P8" draw:layer="layout" svg:width="2.195cm" svg:height="0.729cm" svg:x="11.4cm" svg:y="15.171cm">
          <draw:text-box>
            <text:p><text:span text:style-name="T1">UI-A (18)</text:span></text:p>
          </draw:text-box>
        </draw:frame>
        <draw:frame draw:style-name="gr10" draw:text-style-name="P8" draw:layer="layout" svg:width="2.242cm" svg:height="0.729cm" svg:x="8cm" svg:y="16.7cm">
          <draw:text-box>
            <text:p><text:span text:style-name="T1">UI-C (18)</text:span></text:p>
          </draw:text-box>
        </draw:frame>
        <draw:frame draw:style-name="gr10" draw:text-style-name="P8" draw:layer="layout" svg:width="2.36cm" svg:height="0.729cm" svg:x="5.377cm" svg:y="16.071cm">
          <draw:text-box>
            <text:p><text:span text:style-name="T1">Co-C (30)</text:span></text:p>
          </draw:text-box>
        </draw:frame>
        <draw:frame draw:style-name="gr10" draw:text-style-name="P8" draw:layer="layout" svg:width="2.195cm" svg:height="0.729cm" svg:x="13.435cm" svg:y="2.471cm">
          <draw:text-box>
            <text:p><text:span text:style-name="T1">UI-F (17)</text:span></text:p>
          </draw:text-box>
        </draw:frame>
        <draw:frame draw:style-name="gr10" draw:text-style-name="P8" draw:layer="layout" svg:width="2.267cm" svg:height="0.729cm" svg:x="12.8cm" svg:y="4.571cm">
          <draw:text-box>
            <text:p><text:span text:style-name="T1">UI-G (17)</text:span></text:p>
          </draw:text-box>
        </draw:frame>
        <draw:frame draw:style-name="gr10" draw:text-style-name="P8" draw:layer="layout" svg:width="2.242cm" svg:height="0.729cm" svg:x="13.235cm" svg:y="7.8cm">
          <draw:text-box>
            <text:p><text:span text:style-name="T1">UI-H (18)</text:span></text:p>
          </draw:text-box>
        </draw:frame>
        <draw:frame draw:style-name="gr10" draw:text-style-name="P8" draw:layer="layout" svg:width="2.242cm" svg:height="0.729cm" svg:x="13.2cm" svg:y="10.271cm">
          <draw:text-box>
            <text:p><text:span text:style-name="T1">UI-D (18)</text:span></text:p>
          </draw:text-box>
        </draw:frame>
        <draw:frame draw:style-name="gr10" draw:text-style-name="P8" draw:layer="layout" svg:width="2.221cm" svg:height="0.729cm" svg:x="13.2cm" svg:y="12.771cm">
          <draw:text-box>
            <text:p><text:span text:style-name="T1">UI-E (17)</text:span></text:p>
          </draw:text-box>
        </draw:frame>
        <draw:frame draw:style-name="gr10" draw:text-style-name="P8" draw:layer="layout" svg:width="2.856cm" svg:height="1.207cm" svg:x="21.9cm" svg:y="5.893cm">
          <draw:text-box>
            <text:p><text:span text:style-name="T1">TEST AND </text:span></text:p>
            <text:p><text:span text:style-name="T1">CHECK (10)</text:span></text:p>
          </draw:text-box>
        </draw:frame>
        <draw:frame draw:style-name="gr11" draw:text-style-name="P7" draw:layer="layout" svg:width="3cm" svg:height="1.445cm" svg:x="19.7cm" svg:y="9.9cm">
          <draw:text-box>
            <text:p text:style-name="P1"><text:span text:style-name="T6">FINAL</text:span></text:p>
            <text:p text:style-name="P1"><text:span text:style-name="T6">INTEGRATION (14)</text:span></text:p>
          </draw:text-box>
        </draw:frame>
        <draw:frame draw:style-name="gr10" draw:text-style-name="P8" draw:layer="layout" svg:width="2.449cm" svg:height="0.729cm" svg:x="22.235cm" svg:y="13.7cm">
          <draw:text-box>
            <text:p><text:span text:style-name="T1">TEST (10)</text:span></text:p>
          </draw:text-box>
        </draw:frame>
        <draw:frame draw:style-name="gr12" draw:text-style-name="P8" draw:layer="layout" svg:width="4.287cm" svg:height="0.729cm" svg:x="27.6cm" svg:y="12.071cm">
          <draw:text-box>
            <text:p><text:span text:style-name="T1">DEPLOYMENT (10)</text:span></text:p>
          </draw:text-box>
        </draw:frame>
        <draw:line draw:style-name="gr2" draw:text-style-name="P1" draw:layer="layout" svg:x1="16.8cm" svg:y1="8.4cm" svg:x2="19.1cm" svg:y2="7.1cm">
          <text:p/>
        </draw:line>
        <draw:line draw:style-name="gr2" draw:text-style-name="P1" draw:layer="layout" svg:x1="16.9cm" svg:y1="5cm" svg:x2="19.5cm" svg:y2="6.4cm">
          <text:p/>
        </draw:line>
        <draw:line draw:style-name="gr2" draw:text-style-name="P1" draw:layer="layout" svg:x1="22.3cm" svg:y1="7.6cm" svg:x2="24.3cm" svg:y2="7.6cm">
          <text:p/>
        </draw:line>
        <draw:line draw:style-name="gr2" draw:text-style-name="P1" draw:layer="layout" svg:x1="24.9cm" svg:y1="8.8cm" svg:x2="21.8cm" svg:y2="11.8cm">
          <text:p/>
        </draw:line>
        <draw:line draw:style-name="gr2" draw:text-style-name="P1" draw:layer="layout" svg:x1="22.3cm" svg:y1="12.7cm" svg:x2="24.2cm" svg:y2="12.7cm">
          <text:p/>
        </draw:line>
        <draw:line draw:style-name="gr2" draw:text-style-name="P1" draw:layer="layout" svg:x1="27.1cm" svg:y1="12cm" svg:x2="28.9cm" svg:y2="10.9cm">
          <text:p/>
        </draw:line>
        <draw:frame draw:style-name="gr10" draw:text-style-name="P11" draw:layer="layout" svg:width="3.3cm" svg:height="0.607cm" svg:x="15cm" svg:y="7.2cm">
          <draw:text-box>
            <text:p><text:span text:style-name="T4">INTEGRATION (14)</text:span></text:p>
          </draw:text-box>
        </draw:frame>
        <draw:frame draw:style-name="gr10" draw:text-style-name="P11" draw:layer="layout" svg:width="3.3cm" svg:height="0.607cm" svg:x="17.8cm" svg:y="5.1cm">
          <draw:text-box>
            <text:p><text:span text:style-name="T4">INTEGRATION (14)</text:span></text:p>
          </draw:text-box>
        </draw:frame>
        <draw:frame draw:style-name="gr10" draw:text-style-name="P11" draw:layer="layout" svg:width="3.3cm" svg:height="0.607cm" draw:transform="rotate (1.12434110413475) translate (16.228cm 12.938cm)">
          <draw:text-box>
            <text:p><text:span text:style-name="T4">INTEGRATION (14)</text:span></text:p>
          </draw:text-box>
        </draw:frame>
        <draw:frame draw:style-name="gr10" draw:text-style-name="P11" draw:layer="layout" svg:width="3.3cm" svg:height="0.607cm" draw:transform="rotate (1.1686724671354) translate (16.55cm 15.162cm)">
          <draw:text-box>
            <text:p><text:span text:style-name="T4">INTEGRATION (14)</text:span></text:p>
          </draw:text-box>
        </draw:frame>
        <draw:frame draw:style-name="gr10" draw:text-style-name="P11" draw:layer="layout" svg:width="3.3cm" svg:height="0.607cm" draw:transform="rotate (1.00269165527074) translate (16.213cm 10.573cm)">
          <draw:text-box>
            <text:p><text:span text:style-name="T4">INTEGRATION (14)</text:span></text:p>
          </draw:text-box>
        </draw:frame>
        <draw:line draw:style-name="gr3" draw:text-style-name="P1" draw:layer="layout" svg:x1="6.8cm" svg:y1="11.8cm" svg:x2="9.1cm" svg:y2="15.5cm">
          <text:p/>
        </draw:line>
        <draw:line draw:style-name="gr13" draw:text-style-name="P1" draw:layer="layout" svg:x1="2cm" svg:y1="11.2cm" svg:x2="3.1cm" svg:y2="11.2cm">
          <text:p/>
        </draw:line>
        <draw:line draw:style-name="gr13" draw:text-style-name="P1" draw:layer="layout" svg:x1="4.9cm" svg:y1="11.2cm" svg:x2="6cm" svg:y2="11.2cm">
          <text:p/>
        </draw:line>
        <draw:line draw:style-name="gr13" draw:text-style-name="P1" draw:layer="layout" svg:x1="16.7cm" svg:y1="8.4cm" svg:x2="19.1cm" svg:y2="7.1cm">
          <text:p/>
        </draw:line>
        <draw:line draw:style-name="gr13" draw:text-style-name="P1" draw:layer="layout" svg:x1="10.8cm" svg:y1="8.7cm" svg:x2="11.9cm" svg:y2="8.7cm">
          <text:p/>
        </draw:line>
        <draw:line draw:style-name="gr13" draw:text-style-name="P1" draw:layer="layout" svg:x1="22.2cm" svg:y1="7.6cm" svg:x2="24.3cm" svg:y2="7.6cm">
          <text:p/>
        </draw:line>
        <draw:line draw:style-name="gr13" draw:text-style-name="P1" draw:layer="layout" svg:x1="13.8cm" svg:y1="8.8cm" svg:x2="14.9cm" svg:y2="8.8cm">
          <text:p/>
        </draw:line>
        <draw:line draw:style-name="gr13" draw:text-style-name="P1" draw:layer="layout" svg:x1="7.2cm" svg:y1="10.6cm" svg:x2="8.9cm" svg:y2="8.1cm">
          <text:p/>
        </draw:line>
        <draw:line draw:style-name="gr13" draw:text-style-name="P1" draw:layer="layout" svg:x1="24.8cm" svg:y1="8.8cm" svg:x2="21.8cm" svg:y2="11.8cm">
          <text:p/>
        </draw:line>
        <draw:line draw:style-name="gr13" draw:text-style-name="P1" draw:layer="layout" svg:x1="22.1cm" svg:y1="12.7cm" svg:x2="24.2cm" svg:y2="12.7cm">
          <text:p/>
        </draw:line>
        <draw:line draw:style-name="gr13" draw:text-style-name="P1" draw:layer="layout" svg:x1="27.1cm" svg:y1="12cm" svg:x2="28.9cm" svg:y2="10.9cm">
          <text:p/>
        </draw:line>
        <draw:frame draw:style-name="gr10" draw:text-style-name="P10" draw:layer="layout" svg:width="4.761cm" svg:height="5.231cm" svg:x="21.6cm" svg:y="14.669cm">
          <draw:text-box>
            <text:p><text:span text:style-name="T2">Legend:</text:span></text:p>
            <text:p><text:span text:style-name="T2">TC – Test Case</text:span></text:p>
            <text:p><text:span text:style-name="T2">Co – Coding</text:span></text:p>
            <text:p><text:span text:style-name="T2">A – Express Feeling</text:span></text:p>
            <text:p><text:span text:style-name="T2">B – Comment Anonymous</text:span></text:p>
            <text:p><text:span text:style-name="T2">C – Customize Feeling</text:span></text:p>
            <text:p><text:span text:style-name="T2">D - “Feel” Rate</text:span></text:p>
            <text:p><text:span text:style-name="T2">E – Share Feeling</text:span></text:p>
            <text:p><text:span text:style-name="T2">F – Edit Comment</text:span></text:p>
            <text:p><text:span text:style-name="T2">G – Delete Comment</text:span></text:p>
            <text:p><text:span text:style-name="T2">H – Feeling reports</text:span></text:p>
            <text:p><text:span text:style-name="T2">UI – User Interface</text:span></text:p>
          </draw:text-box>
        </draw:frame>
        <draw:line draw:style-name="gr13" draw:text-style-name="P1" draw:layer="layout" svg:x1="21.5cm" svg:y1="20cm" svg:x2="22.2cm" svg:y2="20cm">
          <text:p/>
        </draw:line>
        <draw:frame draw:style-name="gr10" draw:text-style-name="P9" draw:layer="layout" svg:width="2.712cm" svg:height="0.692cm" svg:x="22.088cm" svg:y="19.608cm">
          <draw:text-box>
            <text:p><text:span text:style-name="T3">- critical path</text:span></text:p>
          </draw:text-box>
        </draw:frame>
        <draw:custom-shape draw:style-name="gr14" draw:text-style-name="P1" draw:layer="layout" svg:width="5.3cm" svg:height="5.99cm" svg:x="21.3cm" svg:y="14.6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4.354cm" svg:height="3.435cm" svg:x="27.6cm" svg:y="16.965cm">
          <draw:text-box>
            <text:p text:style-name="P12"><text:span text:style-name="T6">Prepared by:</text:span></text:p>
            <text:p text:style-name="P12"><text:span text:style-name="T6"><text:tab/></text:span><text:span text:style-name="T6">TEAM ORBS</text:span></text:p>
            <text:p text:style-name="P12"><text:span text:style-name="T6"/></text:p>
            <text:p text:style-name="P12"><text:span text:style-name="T6">- Apao, Kay</text:span></text:p>
            <text:p text:style-name="P12"><text:span text:style-name="T6">- Bandola, Dareen Mae</text:span></text:p>
            <text:p text:style-name="P12"><text:span text:style-name="T6">- Fuerzas, Cristy Loraine</text:span></text:p>
            <text:p text:style-name="P12"><text:span text:style-name="T6">- Ramos, Jennie</text:span></text:p>
            <text:p text:style-name="P12"><text:span text:style-name="T6">- Sembrano, Angel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nnie </meta:initial-creator>
    <meta:creation-date>2014-12-02T18:45:41.339888639</meta:creation-date>
    <dc:date>2014-12-02T22:57:58.090377140</dc:date>
    <meta:editing-duration>PT1H24M42S</meta:editing-duration>
    <meta:editing-cycles>17</meta:editing-cycles>
    <meta:generator>LibreOffice/4.2.6.3$Linux_x86 LibreOffice_project/420m0$Build-3</meta:generator>
    <meta:document-statistic meta:object-count="109"/>
  </office:meta>
</office:document-meta>
</file>